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, sans-serif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27.48cm" fo:margin-left="-0.208cm" style:page-number="auto" table:align="left" style:writing-mode="lr-tb"/>
    </style:style>
    <style:style style:name="Table1.A" style:family="table-column">
      <style:table-column-properties style:column-width="1.942cm"/>
    </style:style>
    <style:style style:name="Table1.B" style:family="table-column">
      <style:table-column-properties style:column-width="18.002cm"/>
    </style:style>
    <style:style style:name="Table1.C" style:family="table-column">
      <style:table-column-properties style:column-width="1.249cm"/>
    </style:style>
    <style:style style:name="Table1.D" style:family="table-column">
      <style:table-column-properties style:column-width="2.501cm"/>
    </style:style>
    <style:style style:name="Table1.E" style:family="table-column">
      <style:table-column-properties style:column-width="3.78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-left="0.035cm solid #000000" fo:border-right="0.018cm solid #000000" fo:border-top="0.018cm solid #000000" fo:border-bottom="0.035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E2" style:family="table-cell">
      <style:table-cell-properties style:vertical-align="top" fo:padding-left="0.191cm" fo:padding-right="0.191cm" fo:padding-top="0cm" fo:padding-bottom="0cm" fo:border-left="0.035cm solid #000000" fo:border-right="0.018cm solid #000000" fo:border-top="0.035cm solid #000000" fo:border-bottom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E3" style:family="table-cell">
      <style:table-cell-properties style:vertical-align="top" fo:padding-left="0.191cm" fo:padding-right="0.191cm" fo:padding-top="0cm" fo:padding-bottom="0cm" fo:border-left="0.035cm solid #000000" fo:border-right="0.018cm solid #000000" fo:border-top="0.018cm solid #000000" fo:border-bottom="0.018cm solid #000000" style:writing-mode="lr-tb"/>
    </style:style>
    <style:style style:name="Table1.4" style:family="table-row">
      <style:table-row-properties style:min-row-height="1.685cm" style:keep-together="true" fo:keep-together="auto"/>
    </style:style>
    <style:style style:name="P1" style:family="paragraph" style:parent-style-name="Standard">
      <style:paragraph-properties fo:margin-top="0cm" fo:margin-bottom="0.353cm" fo:text-align="center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style:line-height-at-least="0.176cm" fo:text-align="center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style:line-height-at-least="0.176cm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8" style:family="paragraph" style:parent-style-name="Text_20_body">
      <style:paragraph-properties fo:margin-top="0cm" fo:margin-bottom="0cm"/>
      <style:text-properties style:font-name="Arial" fo:font-size="9pt" style:font-size-asian="9pt" style:font-size-complex="9pt"/>
    </style:style>
    <style:style style:name="P9" style:family="paragraph" style:parent-style-name="Text_20_body">
      <style:paragraph-properties fo:margin-top="0cm" fo:margin-bottom="0cm" fo:line-height="100%" fo:text-align="justify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fo:line-height="100%" style:snap-to-layout-grid="false"/>
      <style:text-properties style:font-name="Arial" fo:font-size="9pt" style:font-size-asian="9pt" style:font-size-complex="9pt"/>
    </style:style>
    <style:style style:name="P11" style:family="paragraph" style:parent-style-name="Text_20_body">
      <style:paragraph-properties fo:margin-top="0cm" fo:margin-bottom="0cm" fo:line-height="100%" fo:text-align="justify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top="0cm" fo:margin-bottom="0cm" fo:line-height="100%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variant="normal" fo:text-transform="none" fo:color="#414142" style:font-name="Arial1" fo:font-size="9.75pt" fo:letter-spacing="normal" fo:font-style="normal"/>
    </style:style>
    <style:style style:name="T2" style:family="text">
      <style:text-properties fo:font-variant="normal" fo:text-transform="none" fo:color="#414142" style:font-name="Arial1" fo:font-size="9.75pt" fo:letter-spacing="normal" fo:font-style="normal" fo:font-weight="normal"/>
    </style:style>
    <style:style style:name="T3" style:family="text">
      <style:text-properties fo:font-variant="normal" fo:text-transform="none" fo:color="#414142" style:font-name="Arial1" fo:font-size="9.75pt" fo:letter-spacing="normal" fo:font-style="normal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Datums</text:p>
          </table:table-cell>
          <table:table-cell table:style-name="Table1.B1" office:value-type="string">
            <text:p text:style-name="P2">Tēma</text:p>
          </table:table-cell>
          <table:table-cell table:style-name="Table1.B1" office:value-type="string">
            <text:p text:style-name="P2">St.sk.</text:p>
          </table:table-cell>
          <table:table-cell table:style-name="Table1.B1" office:value-type="string">
            <text:p text:style-name="P2">Paraksts</text:p>
          </table:table-cell>
          <table:table-cell table:style-name="Table1.E1" office:value-type="string">
            <text:p text:style-name="P2">Uzvārds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1"><text:span text:style-name="T1">Vadītājs – uzņēmuma pārstāvis</text:span> </text:p>
            <text:p text:style-name="P9">Kravu pārvadājumu saimnieciskā nozīme</text:p>
            <text:p text:style-name="P9"> Vadītāja sabiedriskā ietekme uz uzņēmuma autoritāti</text:p>
            <text:p text:style-name="P9"> Vadītājs policijas kontroles situācijā</text:p>
            <text:p text:style-name="P9"> Vadītāja rīcība cīņā pret nelegālo imigrāciju un kravu zādzību mazināšanu </text:p>
            <text:p text:style-name="P9">Vadītāja rīcība zaudējumu mazināšanā ceļu satiksmes negadījumā </text:p>
            <text:p text:style-name="P9">Vadītājs un apdrošināšanas gadījuma regulēšanas principi </text:p>
            <text:p text:style-name="P9">Vadītāja darba slodzes ietekme uz viņa veselību </text:p>
          </table:table-cell>
          <table:table-cell table:style-name="Table1.B2" office:value-type="string">
            <text:p text:style-name="P7">7</text:p>
          </table:table-cell>
          <table:table-cell table:style-name="Table1.B2" office:value-type="string">
            <text:p text:style-name="P3"/>
          </table:table-cell>
          <table:table-cell table:style-name="Table1.E2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12"><text:span text:style-name="T1">Kinemātiskā ķēde – videi draudzīga braukšana</text:span> </text:p>
            <text:p text:style-name="P10">Informācija par kravas transportlīdzekļu tehniku un tās iespējām to izmantošanai optimālam degvielas patēriņam</text:p>
            <text:p text:style-name="P10"> Enerģija un dabas aizsardzība, informācija par ekonomisku, enerģiju taupošu un dabai draudzīgu braukšanas stilu</text:p>
            <text:p text:style-name="P10"> Pretestības spēku iedarbes pārvarēšana </text:p>
            <text:p text:style-name="P10">TA – saimnieciskums un videi draudzīga attieksme </text:p>
            <text:p text:style-name="P10">Eko braukšanas nosacījumi Izplūdes gāzu apstrāde Alternatīvās degvielas </text:p>
          </table:table-cell>
          <table:table-cell table:style-name="Table1.B3" office:value-type="string">
            <text:p text:style-name="P7">7</text:p>
          </table:table-cell>
          <table:table-cell table:style-name="Table1.B3" office:value-type="string">
            <text:p text:style-name="P3"/>
          </table:table-cell>
          <table:table-cell table:style-name="Table1.E3" office:value-type="string">
            <text:p text:style-name="P4"/>
          </table:table-cell>
        </table:table-row>
        <table:table-row table:style-name="Table1.4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9"><text:span text:style-name="T3">Darba un atpūtas laiki un tiesību akti, digitālais tahogrāfs</text:span> </text:p>
            <text:p text:style-name="P9">Autotransporta sociālā vide un to reglamentējošie normatīvie akti </text:p>
            <text:p text:style-name="P9">Darba un atpūtas laiki, to kontrole</text:p>
            <text:p text:style-name="P9"> Otrās paaudzes digitālie tahogrāfi </text:p>
            <text:p text:style-name="P9">Manuālā datu ievade Braukšanas ar prāmjiem reģistrēšana</text:p>
            <text:p text:style-name="P9"> Vairāku ekipāžas locekļu darbs, transportlīdzekļa vadīšanas pārņemšana ceļā</text:p>
            <text:p text:style-name="P9"> Muitas prasības vadītājam, maksas ceļi un robežu šķērsošana </text:p>
          </table:table-cell>
          <table:table-cell table:style-name="Table1.B3" office:value-type="string">
            <text:p text:style-name="P7">7</text:p>
            <text:p text:style-name="P6"/>
          </table:table-cell>
          <table:table-cell table:style-name="Table1.B3" office:value-type="string">
            <text:p text:style-name="P3"/>
          </table:table-cell>
          <table:table-cell table:style-name="Table1.E3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9"><text:span text:style-name="T3">Kravas izvietošana un nostiprināšana</text:span> </text:p>
            <text:p text:style-name="P9">Normatīvie akti un atbildība kravu pārvadājumos ceļu satiksmē</text:p>
            <text:p text:style-name="P9"> Spēki kravu pārvadāšanā </text:p>
            <text:p text:style-name="P9">Transportlīdzekļu kravas telpa, kravas izvietošanas plāns </text:p>
            <text:p text:style-name="P9">Kravu nostiprināšanas līdzekļi </text:p>
            <text:p text:style-name="P9">Kravu nostiprināšanas veidi</text:p>
            <text:p text:style-name="P9"> Aprēķini kravu nostiprināšanai Dažādu kravu veidu nostiprināšanas paņēmieni </text:p>
          </table:table-cell>
          <table:table-cell table:style-name="Table1.B3" office:value-type="string">
            <text:p text:style-name="P7">7</text:p>
          </table:table-cell>
          <table:table-cell table:style-name="Table1.B3" office:value-type="string">
            <text:p text:style-name="P3"/>
          </table:table-cell>
          <table:table-cell table:style-name="Table1.E3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9"><text:span text:style-name="T3">Drošības tehnika, pasākumi un satiksmes drošība</text:span> </text:p>
            <text:p text:style-name="P9">Prasības satiksmes drošībai starptautiskos kravu pārvadājumos un braukšana tuneļos </text:p>
            <text:p text:style-name="P9">Bīstamās situācijas autovadītāja ikdienas darbā </text:p>
            <text:p text:style-name="P9">Iespēja identificēt iepriekšējo bīstamību un izvairīties no bīstamām situācijām ceļu satiksmē </text:p>
            <text:p text:style-name="P9">Transportlīdzekļa iekšējās, ārējās un kravas telemātikas sistēmas, to darbības principi un vadība </text:p>
            <text:p text:style-name="P9">Vadītāja rīcība pēc ceļu satiksmes negadījuma ADR kravu pārvadājumi, kravu pārvadājumi cisternās </text:p>
            <text:p text:style-name="P9">Darba drošība ar maināmām kravas telpām </text:p>
          </table:table-cell>
          <table:table-cell table:style-name="Table1.B3" office:value-type="string">
            <text:p text:style-name="P7">7</text:p>
          </table:table-cell>
          <table:table-cell table:style-name="Table1.B3" office:value-type="string">
            <text:p text:style-name="P3"/>
          </table:table-cell>
          <table:table-cell table:style-name="Table1.E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, sans-serif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lv" fo:country="LV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1.002cm" fo:margin-left="1cm" fo:margin-right="0.945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Runge</meta:initial-creator>
    <meta:creation-date>2013-03-25T13:30:00</meta:creation-date>
    <dc:date>2016-12-05T15:06:32.55</dc:date>
    <meta:print-date>2013-03-25T16:47:00</meta:print-date>
    <meta:editing-cycles>7</meta:editing-cycles>
    <meta:editing-duration>PT20M4S</meta:editing-duration>
    <meta:generator>OpenOffice/4.0.1$Win32 OpenOffice.org_project/401m5$Build-9714</meta:generator>
    <dc:creator>Anna R</dc:creator>
    <meta:document-statistic meta:table-count="1" meta:image-count="0" meta:object-count="0" meta:page-count="1" meta:paragraph-count="45" meta:word-count="256" meta:character-count="2079"/>
  </office:meta>
</office:document-meta>
</file>